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c797a" officeooo:paragraph-rsid="000c797a" style:font-size-asian="15.75pt" style:font-size-complex="18pt"/>
    </style:style>
    <style:style style:name="P2" style:family="paragraph" style:parent-style-name="Standard">
      <style:text-properties fo:font-size="18pt" officeooo:rsid="000c797a" officeooo:paragraph-rsid="000f9b70" style:font-size-asian="15.75pt" style:font-size-complex="18pt"/>
    </style:style>
    <style:style style:name="P3" style:family="paragraph" style:parent-style-name="Standard">
      <style:text-properties fo:font-size="18pt" officeooo:rsid="000f9b70" officeooo:paragraph-rsid="000f9b70" style:font-size-asian="15.75pt" style:font-size-complex="18pt"/>
    </style:style>
    <style:style style:name="T1" style:family="text">
      <style:text-properties officeooo:rsid="000d7b9f"/>
    </style:style>
    <style:style style:name="T2" style:family="text">
      <style:text-properties officeooo:rsid="000f9b70"/>
    </style:style>
    <style:style style:name="T3" style:family="text">
      <style:text-properties officeooo:rsid="0010ef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elarobjektet är en enkel geometrisk figur som användaren kan styra att hoppa över hinder. <text:span text:style-name="T3">En matematisk algoritm ger känsla av tröghet och tyngdlag</text:span> Spelarobjektet kan inte flyttas i sidled.</text:p>
      <text:p text:style-name="P1"/>
      <text:p text:style-name="P2">Hinderobjekten består av ett antal identiska trianglar. Hindrens <text:span text:style-name="T1">startposition sparas i en lista med triangelspetsens x-koordinat.</text:span></text:p>
      <text:p text:style-name="P2"/>
      <text:p text:style-name="P3">Det finn musik till spelet.</text:p>
      <text:p text:style-name="P2"/>
      <text:p text:style-name="P3">Koden går i ett loop och logik och grafik uppdateras. </text:p>
      <text:p text:style-name="P3"/>
      <text:p text:style-name="P2"><text:span text:style-name="T1">Vid start och omstart kopieras listan till en ny lista där hinderobjektens x-koordinat minskas vid varje loop, vilket får hindren att röra sig till vänster. Då kontrolleras också avståndet till s</text:span>pelarobjektet. <text:span text:style-name="T2">Om avståndet mellan s</text:span>pelarobjektet <text:span text:style-name="T2">och hindret är litet samtidigt som <text:s/>s</text:span>pelarobjektet <text:span text:style-name="T2">inte hoppar flaggas kollision. Då stannar spelet och musiken stoppas tills spelet startas om.</text:span></text:p>
      <text:p text:style-name="P2"/>
      <text:p text:style-name="P2">Spelarobjektet <text:span text:style-name="T2">kan också ducka, men den delen av banan är inte klar.</text:span></text:p>
      <text:p text:style-name="P2"/>
      <text:p text:style-name="P2"/>
      <text:p text:style-name="P2"/>
      <text:p text:style-name="P2"/>
      <text:p text:style-name="P2"/>
      <text:p text:style-name="P2"><text:span text:style-name="T1"><text:s/></text:span></text:p>
      <text:p text:style-name="P2"/>
      <text:p text:style-name="P3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3T09:16:22.086000000</meta:creation-date>
    <meta:print-date>2020-04-23T10:13:50.717000000</meta:print-date>
    <dc:date>2020-04-23T10:38:01.744000000</dc:date>
    <meta:editing-duration>PT16M18S</meta:editing-duration>
    <meta:editing-cycles>1</meta:editing-cycles>
    <meta:document-statistic meta:table-count="0" meta:image-count="0" meta:object-count="0" meta:page-count="1" meta:paragraph-count="7" meta:word-count="128" meta:character-count="860" meta:non-whitespace-character-count="735"/>
    <meta:generator>LibreOffice/6.3.4.2$Windows_x86 LibreOffice_project/60da17e045e08f1793c57c00ba83cdfce946d0aa</meta:generator>
  </office:meta>
</office:document-meta>
</file>